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54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7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language="en" fo:country="US" style:language-asian="en" style:country-asian="US" style:language-complex="en" style:country-complex="U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2"/>
        <table:table-row table:style-name="ro1">
          <table:table-cell table:style-name="ce1" office:value-type="string">
            <text:p>Title</text:p>
          </table:table-cell>
          <table:table-cell table:style-name="ce1" office:value-type="string">
            <text:p>Year of Releas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unning Time</text:p>
          </table:table-cell>
          <table:table-cell table:style-name="ce1" office:value-type="string">
            <text:p>Script</text:p>
          </table:table-cell>
        </table:table-row>
        <table:table-row table:style-name="ro1">
          <table:table-cell office:value-type="string">
            <text:p>Mad Max: Fury Road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formula="of:=&quot;('&quot;&amp;[.A2]&amp;&quot;', &quot;&amp;[.B2]&amp;&quot;, &quot;&amp;[.C2]&amp;&quot;, &quot;&amp;[.D2]&amp;&quot;, 0),&quot;" office:value-type="string" office:string-value="('Mad Max: Fury Road', 2015, 1, 120, 0),">
            <text:p>('Mad Max: Fury Road', 2015, 1, 120, 0),</text:p>
          </table:table-cell>
        </table:table-row>
        <table:table-row table:style-name="ro1">
          <table:table-cell office:value-type="string">
            <text:p>Wonder Woman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table:formula="of:=&quot;('&quot;&amp;[.A3]&amp;&quot;', &quot;&amp;[.B3]&amp;&quot;, &quot;&amp;[.C3]&amp;&quot;, &quot;&amp;[.D3]&amp;&quot;, 0),&quot;" office:value-type="string" office:string-value="('Wonder Woman', 2017, 1, 141, 0),">
            <text:p>('Wonder Woman', 2017, 1, 141, 0),</text:p>
          </table:table-cell>
        </table:table-row>
        <table:table-row table:style-name="ro1">
          <table:table-cell office:value-type="string">
            <text:p>Baby Driver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table:formula="of:=&quot;('&quot;&amp;[.A4]&amp;&quot;', &quot;&amp;[.B4]&amp;&quot;, &quot;&amp;[.C4]&amp;&quot;, &quot;&amp;[.D4]&amp;&quot;, 0),&quot;" office:value-type="string" office:string-value="('Baby Driver', 2017, 1, 113, 0),">
            <text:p>('Baby Driver', 2017, 1, 113, 0),</text:p>
          </table:table-cell>
        </table:table-row>
        <table:table-row table:style-name="ro1">
          <table:table-cell office:value-type="string">
            <text:p>The Hurt Locker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131">
            <text:p>131</text:p>
          </table:table-cell>
          <table:table-cell table:formula="of:=&quot;('&quot;&amp;[.A5]&amp;&quot;', &quot;&amp;[.B5]&amp;&quot;, &quot;&amp;[.C5]&amp;&quot;, &quot;&amp;[.D5]&amp;&quot;, 0),&quot;" office:value-type="string" office:string-value="('The Hurt Locker', 2009, 1, 131, 0),">
            <text:p>('The Hurt Locker', 2009, 1, 131, 0),</text:p>
          </table:table-cell>
        </table:table-row>
        <table:table-row table:style-name="ro2">
          <table:table-cell office:value-type="string">
            <text:p>Skyfall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table:formula="of:=&quot;('&quot;&amp;[.A6]&amp;&quot;', &quot;&amp;[.B6]&amp;&quot;, &quot;&amp;[.C6]&amp;&quot;, &quot;&amp;[.D6]&amp;&quot;, 0),&quot;" office:value-type="string" office:string-value="('Skyfall', 2012, 1, 145, 0),">
            <text:p>('Skyfall', 2012, 1, 145, 0),</text:p>
          </table:table-cell>
        </table:table-row>
        <table:table-row table:style-name="ro1">
          <table:table-cell office:value-type="string">
            <text:p>True Grit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table:formula="of:=&quot;('&quot;&amp;[.A7]&amp;&quot;', &quot;&amp;[.B7]&amp;&quot;, &quot;&amp;[.C7]&amp;&quot;, &quot;&amp;[.D7]&amp;&quot;, 0),&quot;" office:value-type="string" office:string-value="('True Grit', 2010, 1, 110, 0),">
            <text:p>('True Grit', 2010, 1, 110, 0),</text:p>
          </table:table-cell>
        </table:table-row>
        <table:table-row table:style-name="ro2">
          <table:table-cell office:value-type="string">
            <text:p>Sicario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table:formula="of:=&quot;('&quot;&amp;[.A8]&amp;&quot;', &quot;&amp;[.B8]&amp;&quot;, &quot;&amp;[.C8]&amp;&quot;, &quot;&amp;[.D8]&amp;&quot;, 0),&quot;" office:value-type="string" office:string-value="('Sicario', 2015, 1, 121, 0),">
            <text:p>('Sicario', 2015, 1, 121, 0),</text:p>
          </table:table-cell>
        </table:table-row>
        <table:table-row table:style-name="ro1">
          <table:table-cell office:value-type="string">
            <text:p>13 Assassins 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table:formula="of:=&quot;('&quot;&amp;[.A9]&amp;&quot;', &quot;&amp;[.B9]&amp;&quot;, &quot;&amp;[.C9]&amp;&quot;, &quot;&amp;[.D9]&amp;&quot;, 0),&quot;" office:value-type="string" office:string-value="('13 Assassins ', 2011, 1, 126, 0),">
            <text:p>('13 Assassins ', 2011, 1, 126, 0),</text:p>
          </table:table-cell>
        </table:table-row>
        <table:table-row table:style-name="ro1">
          <table:table-cell office:value-type="string">
            <text:p>John Wick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table:formula="of:=&quot;('&quot;&amp;[.A10]&amp;&quot;', &quot;&amp;[.B10]&amp;&quot;, &quot;&amp;[.C10]&amp;&quot;, &quot;&amp;[.D10]&amp;&quot;, 0),&quot;" office:value-type="string" office:string-value="('John Wick', 2014, 1, 96, 0),">
            <text:p>('John Wick', 2014, 1, 96, 0),</text:p>
          </table:table-cell>
        </table:table-row>
        <table:table-row table:style-name="ro1">
          <table:table-cell office:value-type="string">
            <text:p>Rush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table:formula="of:=&quot;('&quot;&amp;[.A11]&amp;&quot;', &quot;&amp;[.B11]&amp;&quot;, &quot;&amp;[.C11]&amp;&quot;, &quot;&amp;[.D11]&amp;&quot;, 0),&quot;" office:value-type="string" office:string-value="('Rush', 2013, 1, 123, 0),">
            <text:p>('Rush', 2013, 1, 123, 0),</text:p>
          </table:table-cell>
        </table:table-row>
        <table:table-row table:style-name="ro2">
          <table:table-cell office:value-type="string">
            <text:p>The Lego Movie</text:p>
          </table:table-cell>
          <table:table-cell office:value-type="float" office:value="2014">
            <text:p>2014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table:formula="of:=&quot;('&quot;&amp;[.A12]&amp;&quot;', &quot;&amp;[.B12]&amp;&quot;, &quot;&amp;[.C12]&amp;&quot;, &quot;&amp;[.D12]&amp;&quot;, 0),&quot;" office:value-type="string" office:string-value="('The Lego Movie', 2014, 2, 101, 0),">
            <text:p>('The Lego Movie', 2014, 2, 101, 0),</text:p>
          </table:table-cell>
        </table:table-row>
        <table:table-row table:style-name="ro1">
          <table:table-cell office:value-type="string">
            <text:p>The Nice Guys</text:p>
          </table:table-cell>
          <table:table-cell office:value-type="float" office:value="2016">
            <text:p>2016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table:formula="of:=&quot;('&quot;&amp;[.A13]&amp;&quot;', &quot;&amp;[.B13]&amp;&quot;, &quot;&amp;[.C13]&amp;&quot;, &quot;&amp;[.D13]&amp;&quot;, 0),&quot;" office:value-type="string" office:string-value="('The Nice Guys', 2016, 2, 116, 0),">
            <text:p>('The Nice Guys', 2016, 2, 116, 0),</text:p>
          </table:table-cell>
        </table:table-row>
        <table:table-row table:style-name="ro1">
          <table:table-cell office:value-type="string">
            <text:p>Zombie Land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formula="of:=&quot;('&quot;&amp;[.A14]&amp;&quot;', &quot;&amp;[.B14]&amp;&quot;, &quot;&amp;[.C14]&amp;&quot;, &quot;&amp;[.D14]&amp;&quot;, 0),&quot;" office:value-type="string" office:string-value="('Zombie Land', 2009, 2, 88, 0),">
            <text:p>('Zombie Land', 2009, 2, 88, 0),</text:p>
          </table:table-cell>
        </table:table-row>
        <table:table-row table:style-name="ro1">
          <table:table-cell office:value-type="string">
            <text:p>The Worlds End</text:p>
          </table:table-cell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 table:formula="of:=&quot;('&quot;&amp;[.A15]&amp;&quot;', &quot;&amp;[.B15]&amp;&quot;, &quot;&amp;[.C15]&amp;&quot;, &quot;&amp;[.D15]&amp;&quot;, 0),&quot;" office:value-type="string" office:string-value="('The Worlds End', 2013, 2, 109, 0),">
            <text:p>('The Worlds End', 2013, 2, 109, 0),</text:p>
          </table:table-cell>
        </table:table-row>
        <table:table-row table:style-name="ro1">
          <table:table-cell office:value-type="string">
            <text:p>Tuck &amp; Dale vs. Evil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formula="of:=&quot;('&quot;&amp;[.A16]&amp;&quot;', &quot;&amp;[.B16]&amp;&quot;, &quot;&amp;[.C16]&amp;&quot;, &quot;&amp;[.D16]&amp;&quot;, 0),&quot;" office:value-type="string" office:string-value="('Tuck &amp; Dale vs. Evil', 2011, 2, 88, 0),">
            <text:p>('Tuck &amp; Dale vs. Evil', 2011, 2, 88, 0),</text:p>
          </table:table-cell>
        </table:table-row>
        <table:table-row table:style-name="ro1">
          <table:table-cell office:value-type="string">
            <text:p>Spy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table:formula="of:=&quot;('&quot;&amp;[.A17]&amp;&quot;', &quot;&amp;[.B17]&amp;&quot;, &quot;&amp;[.C17]&amp;&quot;, &quot;&amp;[.D17]&amp;&quot;, 0),&quot;" office:value-type="string" office:string-value="('Spy', 2015, 2, 117, 0),">
            <text:p>('Spy', 2015, 2, 117, 0),</text:p>
          </table:table-cell>
        </table:table-row>
        <table:table-row table:style-name="ro1">
          <table:table-cell office:value-type="string">
            <text:p>The Grand Budapest Hotel</text:p>
          </table:table-cell>
          <table:table-cell office:value-type="float" office:value="2014">
            <text:p>2014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table:formula="of:=&quot;('&quot;&amp;[.A18]&amp;&quot;', &quot;&amp;[.B18]&amp;&quot;, &quot;&amp;[.C18]&amp;&quot;, &quot;&amp;[.D18]&amp;&quot;, 0),&quot;" office:value-type="string" office:string-value="('The Grand Budapest Hotel', 2014, 2, 99, 0),">
            <text:p>('The Grand Budapest Hotel', 2014, 2, 99, 0),</text:p>
          </table:table-cell>
        </table:table-row>
        <table:table-row table:style-name="ro1">
          <table:table-cell office:value-type="string">
            <text:p>Enough Said</text:p>
          </table:table-cell>
          <table:table-cell office:value-type="float" office:value="2014">
            <text:p>2014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table:formula="of:=&quot;('&quot;&amp;[.A19]&amp;&quot;', &quot;&amp;[.B19]&amp;&quot;, &quot;&amp;[.C19]&amp;&quot;, &quot;&amp;[.D19]&amp;&quot;, 0),&quot;" office:value-type="string" office:string-value="('Enough Said', 2014, 2, 93, 0),">
            <text:p>('Enough Said', 2014, 2, 93, 0),</text:p>
          </table:table-cell>
        </table:table-row>
        <table:table-row table:style-name="ro1">
          <table:table-cell office:value-type="string">
            <text:p>Midnight in Paris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table:formula="of:=&quot;('&quot;&amp;[.A20]&amp;&quot;', &quot;&amp;[.B20]&amp;&quot;, &quot;&amp;[.C20]&amp;&quot;, &quot;&amp;[.D20]&amp;&quot;, 0),&quot;" office:value-type="string" office:string-value="('Midnight in Paris', 2011, 2, 94, 0),">
            <text:p>('Midnight in Paris', 2011, 2, 94, 0),</text:p>
          </table:table-cell>
        </table:table-row>
        <table:table-row table:style-name="ro1">
          <table:table-cell office:value-type="string">
            <text:p>It Follows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office:value-type="float" office:value="94">
            <text:p>94</text:p>
          </table:table-cell>
          <table:table-cell table:formula="of:=&quot;('&quot;&amp;[.A21]&amp;&quot;', &quot;&amp;[.B21]&amp;&quot;, &quot;&amp;[.C21]&amp;&quot;, &quot;&amp;[.D21]&amp;&quot;, 0),&quot;" office:value-type="string" office:string-value="('It Follows', 2015, 3, 94, 0),">
            <text:p>('It Follows', 2015, 3, 94, 0),</text:p>
          </table:table-cell>
        </table:table-row>
        <table:table-row table:style-name="ro1">
          <table:table-cell office:value-type="string">
            <text:p>Let The Right One In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114">
            <text:p>114</text:p>
          </table:table-cell>
          <table:table-cell table:formula="of:=&quot;('&quot;&amp;[.A22]&amp;&quot;', &quot;&amp;[.B22]&amp;&quot;, &quot;&amp;[.C22]&amp;&quot;, &quot;&amp;[.D22]&amp;&quot;, 0),&quot;" office:value-type="string" office:string-value="('Let The Right One In', 2009, 3, 114, 0),">
            <text:p>('Let The Right One In', 2009, 3, 114, 0),</text:p>
          </table:table-cell>
        </table:table-row>
        <table:table-row table:style-name="ro1">
          <table:table-cell office:value-type="string">
            <text:p>Night of The Living Dead</text:p>
          </table:table-cell>
          <table:table-cell office:value-type="float" office:value="1968">
            <text:p>1968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table:formula="of:=&quot;('&quot;&amp;[.A23]&amp;&quot;', &quot;&amp;[.B23]&amp;&quot;, &quot;&amp;[.C23]&amp;&quot;, &quot;&amp;[.D23]&amp;&quot;, 0),&quot;" office:value-type="string" office:string-value="('Night of The Living Dead', 1968, 3, 90, 0),">
            <text:p>('Night of The Living Dead', 1968, 3, 90, 0),</text:p>
          </table:table-cell>
        </table:table-row>
        <table:table-row table:style-name="ro1">
          <table:table-cell office:value-type="string">
            <text:p>The Birds</text:p>
          </table:table-cell>
          <table:table-cell office:value-type="float" office:value="1963">
            <text:p>1963</text:p>
          </table:table-cell>
          <table:table-cell office:value-type="float" office:value="3">
            <text:p>3</text:p>
          </table:table-cell>
          <table:table-cell office:value-type="float" office:value="119">
            <text:p>119</text:p>
          </table:table-cell>
          <table:table-cell table:formula="of:=&quot;('&quot;&amp;[.A24]&amp;&quot;', &quot;&amp;[.B24]&amp;&quot;, &quot;&amp;[.C24]&amp;&quot;, &quot;&amp;[.D24]&amp;&quot;, 0),&quot;" office:value-type="string" office:string-value="('The Birds', 1963, 3, 119, 0),">
            <text:p>('The Birds', 1963, 3, 119, 0),</text:p>
          </table:table-cell>
        </table:table-row>
        <table:table-row table:style-name="ro1">
          <table:table-cell office:value-type="string">
            <text:p>The Cabin in The Woods</text:p>
          </table:table-cell>
          <table:table-cell office:value-type="float" office:value="2012">
            <text:p>2012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table:formula="of:=&quot;('&quot;&amp;[.A25]&amp;&quot;', &quot;&amp;[.B25]&amp;&quot;, &quot;&amp;[.C25]&amp;&quot;, &quot;&amp;[.D25]&amp;&quot;, 0),&quot;" office:value-type="string" office:string-value="('The Cabin in The Woods', 2012, 3, 95, 0),">
            <text:p>('The Cabin in The Woods', 2012, 3, 95, 0),</text:p>
          </table:table-cell>
        </table:table-row>
        <table:table-row table:style-name="ro1">
          <table:table-cell office:value-type="string">
            <text:p>Splice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formula="of:=&quot;('&quot;&amp;[.A26]&amp;&quot;', &quot;&amp;[.B26]&amp;&quot;, &quot;&amp;[.C26]&amp;&quot;, &quot;&amp;[.D26]&amp;&quot;, 0),&quot;" office:value-type="string" office:string-value="('Splice', 2010, 3, 100, 0),">
            <text:p>('Splice', 2010, 3, 100, 0),</text:p>
          </table:table-cell>
        </table:table-row>
        <table:table-row table:style-name="ro1">
          <table:table-cell office:value-type="string">
            <text:p>Fright Night</text:p>
          </table:table-cell>
          <table:table-cell office:value-type="float" office:value="2011">
            <text:p>2011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table:formula="of:=&quot;('&quot;&amp;[.A27]&amp;&quot;', &quot;&amp;[.B27]&amp;&quot;, &quot;&amp;[.C27]&amp;&quot;, &quot;&amp;[.D27]&amp;&quot;, 0),&quot;" office:value-type="string" office:string-value="('Fright Night', 2011, 3, 101, 0),">
            <text:p>('Fright Night', 2011, 3, 101, 0),</text:p>
          </table:table-cell>
        </table:table-row>
        <table:table-row table:style-name="ro1">
          <table:table-cell office:value-type="string">
            <text:p>Stake Land</text:p>
          </table:table-cell>
          <table:table-cell office:value-type="float" office:value="2011">
            <text:p>2011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table:formula="of:=&quot;('&quot;&amp;[.A28]&amp;&quot;', &quot;&amp;[.B28]&amp;&quot;, &quot;&amp;[.C28]&amp;&quot;, &quot;&amp;[.D28]&amp;&quot;, 0),&quot;" office:value-type="string" office:string-value="('Stake Land', 2011, 3, 96, 0),">
            <text:p>('Stake Land', 2011, 3, 96, 0),</text:p>
          </table:table-cell>
        </table:table-row>
        <table:table-row table:style-name="ro1">
          <table:table-cell office:value-type="string">
            <text:p>The Crazies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table:formula="of:=&quot;('&quot;&amp;[.A29]&amp;&quot;', &quot;&amp;[.B29]&amp;&quot;, &quot;&amp;[.C29]&amp;&quot;, &quot;&amp;[.D29]&amp;&quot;, 0),&quot;" office:value-type="string" office:string-value="('The Crazies', 2010, 3, 101, 0),">
            <text:p>('The Crazies', 2010, 3, 101, 0),</text:p>
          </table:table-cell>
        </table:table-row>
        <table:table-row table:style-name="ro1">
          <table:table-cell office:value-type="string">
            <text:p>Evil Dead 2: Dead by Dawn</text:p>
          </table:table-cell>
          <table:table-cell office:value-type="float" office:value="1987">
            <text:p>1987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table:formula="of:=&quot;('&quot;&amp;[.A30]&amp;&quot;', &quot;&amp;[.B30]&amp;&quot;, &quot;&amp;[.C30]&amp;&quot;, &quot;&amp;[.D30]&amp;&quot;, 0),&quot;" office:value-type="string" office:string-value="('Evil Dead 2: Dead by Dawn', 1987, 3, 84, 0),">
            <text:p>('Evil Dead 2: Dead by Dawn', 1987, 3, 84, 0),</text:p>
          </table:table-cell>
        </table:table-row>
        <table:table-row table:style-name="ro1">
          <table:table-cell office:value-type="string">
            <text:p>Metropolis </text:p>
          </table:table-cell>
          <table:table-cell office:value-type="float" office:value="1927">
            <text:p>1927</text:p>
          </table:table-cell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  <table:table-cell table:formula="of:=&quot;('&quot;&amp;[.A31]&amp;&quot;', &quot;&amp;[.B31]&amp;&quot;, &quot;&amp;[.C31]&amp;&quot;, &quot;&amp;[.D31]&amp;&quot;, 0),&quot;" office:value-type="string" office:string-value="('Metropolis ', 1927, 4, 115, 0),">
            <text:p>('Metropolis ', 1927, 4, 115, 0),</text:p>
          </table:table-cell>
        </table:table-row>
        <table:table-row table:style-name="ro1">
          <table:table-cell office:value-type="string">
            <text:p>Star Trek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7">
            <text:p>127</text:p>
          </table:table-cell>
          <table:table-cell table:formula="of:=&quot;('&quot;&amp;[.A32]&amp;&quot;', &quot;&amp;[.B32]&amp;&quot;, &quot;&amp;[.C32]&amp;&quot;, &quot;&amp;[.D32]&amp;&quot;, 0),&quot;" office:value-type="string" office:string-value="('Star Trek', 2009, 4, 127, 0),">
            <text:p>('Star Trek', 2009, 4, 127, 0),</text:p>
          </table:table-cell>
        </table:table-row>
        <table:table-row table:style-name="ro1">
          <table:table-cell office:value-type="string">
            <text:p>Her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26">
            <text:p>126</text:p>
          </table:table-cell>
          <table:table-cell table:formula="of:=&quot;('&quot;&amp;[.A33]&amp;&quot;', &quot;&amp;[.B33]&amp;&quot;, &quot;&amp;[.C33]&amp;&quot;, &quot;&amp;[.D33]&amp;&quot;, 0),&quot;" office:value-type="string" office:string-value="('Her', 2014, 4, 126, 0),">
            <text:p>('Her', 2014, 4, 126, 0),</text:p>
          </table:table-cell>
        </table:table-row>
        <table:table-row table:style-name="ro2">
          <table:table-cell office:value-type="string">
            <text:p>Ex Machina 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table:formula="of:=&quot;('&quot;&amp;[.A34]&amp;&quot;', &quot;&amp;[.B34]&amp;&quot;, &quot;&amp;[.C34]&amp;&quot;, &quot;&amp;[.D34]&amp;&quot;, 0),&quot;" office:value-type="string" office:string-value="('Ex Machina ', 2015, 4, 108, 0),">
            <text:p>('Ex Machina ', 2015, 4, 108, 0),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62">
            <text:p>162</text:p>
          </table:table-cell>
          <table:table-cell table:formula="of:=&quot;('&quot;&amp;[.A35]&amp;&quot;', &quot;&amp;[.B35]&amp;&quot;, &quot;&amp;[.C35]&amp;&quot;, &quot;&amp;[.D35]&amp;&quot;, 0),&quot;" office:value-type="string" office:string-value="('Avatar', 2009, 4, 162, 0),">
            <text:p>('Avatar', 2009, 4, 162, 0),</text:p>
          </table:table-cell>
        </table:table-row>
        <table:table-row table:style-name="ro1">
          <table:table-cell office:value-type="string">
            <text:p>Akira</text:p>
          </table:table-cell>
          <table:table-cell office:value-type="float" office:value="1988">
            <text:p>1988</text:p>
          </table:table-cell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  <table:table-cell table:formula="of:=&quot;('&quot;&amp;[.A36]&amp;&quot;', &quot;&amp;[.B36]&amp;&quot;, &quot;&amp;[.C36]&amp;&quot;, &quot;&amp;[.D36]&amp;&quot;, 0),&quot;" office:value-type="string" office:string-value="('Akira', 1988, 4, 124, 0),">
            <text:p>('Akira', 1988, 4, 124, 0),</text:p>
          </table:table-cell>
        </table:table-row>
        <table:table-row table:style-name="ro1">
          <table:table-cell office:value-type="string">
            <text:p>Super 8</text:p>
          </table:table-cell>
          <table:table-cell office:value-type="float" office:value="2011">
            <text:p>2011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table:formula="of:=&quot;('&quot;&amp;[.A37]&amp;&quot;', &quot;&amp;[.B37]&amp;&quot;, &quot;&amp;[.C37]&amp;&quot;, &quot;&amp;[.D37]&amp;&quot;, 0),&quot;" office:value-type="string" office:string-value="('Super 8', 2011, 4, 112, 0),">
            <text:p>('Super 8', 2011, 4, 112, 0),</text:p>
          </table:table-cell>
        </table:table-row>
        <table:table-row table:style-name="ro1">
          <table:table-cell office:value-type="string">
            <text:p>Total Recall </text:p>
          </table:table-cell>
          <table:table-cell office:value-type="float" office:value="1990">
            <text:p>1990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  <table:table-cell table:formula="of:=&quot;('&quot;&amp;[.A38]&amp;&quot;', &quot;&amp;[.B38]&amp;&quot;, &quot;&amp;[.C38]&amp;&quot;, &quot;&amp;[.D38]&amp;&quot;, 0),&quot;" office:value-type="string" office:string-value="('Total Recall ', 1990, 4, 113, 0),">
            <text:p>('Total Recall ', 1990, 4, 113, 0),</text:p>
          </table:table-cell>
        </table:table-row>
        <table:table-row table:style-name="ro1">
          <table:table-cell office:value-type="string">
            <text:p>Prometheus</text:p>
          </table:table-cell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  <table:table-cell office:value-type="float" office:value="123">
            <text:p>123</text:p>
          </table:table-cell>
          <table:table-cell table:formula="of:=&quot;('&quot;&amp;[.A39]&amp;&quot;', &quot;&amp;[.B39]&amp;&quot;, &quot;&amp;[.C39]&amp;&quot;, &quot;&amp;[.D39]&amp;&quot;, 0),&quot;" office:value-type="string" office:string-value="('Prometheus', 2012, 4, 123, 0),">
            <text:p>('Prometheus', 2012, 4, 123, 0),</text:p>
          </table:table-cell>
        </table:table-row>
        <table:table-row table:style-name="ro2">
          <table:table-cell office:value-type="string">
            <text:p>Bladerunner</text:p>
          </table:table-cell>
          <table:table-cell office:value-type="float" office:value="1982">
            <text:p>1982</text:p>
          </table:table-cell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  <table:table-cell table:formula="of:=&quot;('&quot;&amp;[.A40]&amp;&quot;', &quot;&amp;[.B40]&amp;&quot;, &quot;&amp;[.C40]&amp;&quot;, &quot;&amp;[.D40]&amp;&quot;, 0),&quot;" office:value-type="string" office:string-value="('Bladerunner', 1982, 4, 114, 0),">
            <text:p>('Bladerunner', 1982, 4, 114, 0),</text:p>
          </table:table-cell>
        </table:table-row>
        <table:table-row table:style-name="ro1">
          <table:table-cell office:value-type="string">
            <text:p>2001: A Space Odyssey</text:p>
          </table:table-cell>
          <table:table-cell office:value-type="float" office:value="1968">
            <text:p>1968</text:p>
          </table:table-cell>
          <table:table-cell office:value-type="float" office:value="4">
            <text:p>4</text:p>
          </table:table-cell>
          <table:table-cell office:value-type="float" office:value="139">
            <text:p>139</text:p>
          </table:table-cell>
          <table:table-cell table:formula="of:=&quot;('&quot;&amp;[.A41]&amp;&quot;', &quot;&amp;[.B41]&amp;&quot;, &quot;&amp;[.C41]&amp;&quot;, &quot;&amp;[.D41]&amp;&quot;, 0),&quot;" office:value-type="string" office:string-value="('2001: A Space Odyssey', 1968, 4, 139, 0),">
            <text:p>('2001: A Space Odyssey', 1968, 4, 139, 0),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24/06/2018</text:date>, <text:time>12:4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1:59:02.28</meta:creation-date>
    <dc:date>2018-06-24T12:48:44.19</dc:date>
    <meta:editing-duration>PT49M34S</meta:editing-duration>
    <meta:editing-cycles>19</meta:editing-cycles>
    <meta:generator>OpenOffice/4.1.3$Win32 OpenOffice.org_project/413m1$Build-9783</meta:generator>
    <meta:document-statistic meta:table-count="3" meta:cell-count="205" meta:object-count="0"/>
  </office:meta>
</office:document-meta>
</file>